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96.01pt" fo:break-before="auto" style:use-optimal-row-height="true"/>
    </style:style>
    <style:style style:name="ro2" style:family="table-row">
      <style:table-row-properties style:row-height="111.74pt" fo:break-before="auto" style:use-optimal-row-height="true"/>
    </style:style>
    <style:style style:name="ro3" style:family="table-row">
      <style:table-row-properties style:row-height="206.25pt" fo:break-before="auto" style:use-optimal-row-height="true"/>
    </style:style>
    <style:style style:name="ro4" style:family="table-row">
      <style:table-row-properties style:row-height="48.76pt" fo:break-before="auto" style:use-optimal-row-height="true"/>
    </style:style>
    <style:style style:name="ro5" style:family="table-row">
      <style:table-row-properties style:row-height="64.49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33pt" fo:break-before="auto" style:use-optimal-row-height="true"/>
    </style:style>
    <style:style style:name="ro8" style:family="table-row">
      <style:table-row-properties style:row-height="159pt" fo:break-before="auto" style:use-optimal-row-height="true"/>
    </style:style>
    <style:style style:name="ro9" style:family="table-row">
      <style:table-row-properties style:row-height="190.49pt" fo:break-before="auto" style:use-optimal-row-height="true"/>
    </style:style>
    <style:style style:name="ro10" style:family="table-row">
      <style:table-row-properties style:row-height="222.01pt" fo:break-before="auto" style:use-optimal-row-height="true"/>
    </style:style>
    <style:style style:name="ro11" style:family="table-row">
      <style:table-row-properties style:row-height="127.5pt" fo:break-before="auto" style:use-optimal-row-height="true"/>
    </style:style>
    <style:style style:name="ro12" style:family="table-row">
      <style:table-row-properties style:row-height="143.26pt" fo:break-before="auto" style:use-optimal-row-height="true"/>
    </style:style>
    <style:style style:name="ro13" style:family="table-row">
      <style:table-row-properties style:row-height="32.8pt" fo:break-before="auto" style:use-optimal-row-height="true"/>
    </style:style>
    <style:style style:name="ro14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office:value-type="string" calcext:value-type="string">
            <text:p>set aside</text:p>
          </table:table-cell>
          <table:table-cell table:style-name="ce9"/>
          <table:table-cell office:value-type="string" calcext:value-type="string">
            <text:p>1) оставлять, отложить</text:p>
            <text:p>Try to set aside some time each day for exercise.</text:p>
            <text:p>2) ignore, not to consider</text:p>
            <text:p>Both sides agreed to set aside the question of independen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 off</text:p>
          </table:table-cell>
          <table:table-cell/>
          <table:table-cell office:value-type="string" calcext:value-type="string">
            <text:p>1) отправляться</text:p>
            <text:p>I’ll set off early to avoid the traffic.</text:p>
            <text:p>2) вызывать ненамеренно, </text:p>
            <text:p>Alarm, bomb, avalanche</text:p>
            <text:p>News that the claims might be true set off widespread panic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 out</text:p>
          </table:table-cell>
          <table:table-cell/>
          <table:table-cell office:value-type="string" calcext:value-type="string">
            <text:p>1) начинать,  to start a journey, especially a long journey</text:p>
            <text:p>Kate <text:span text:style-name="T1">set out for</text:span> the house on the other side of the bay.</text:p>
            <text:p>They set out on their journey late in the afternoon.</text:p>
            <text:p>2) размещать, расставлять</text:p>
            <text:p> to arrange something, usually a number of things, in an attractive or organized way</text:p>
            <text:p>Every evening Michael sets out the breakfast dishes on the table, ready for the morning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основать (компанию)</text:p>
            <text:p>They want to set up their own import–export busines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 set about (doing) sth</text:p>
          </table:table-cell>
          <table:table-cell/>
          <table:table-cell office:value-type="string" calcext:value-type="string">
            <text:p>приниматься за что-либо</text:p>
            <text:p>I got home and immediately set about cleaning the hous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t sb to do sth</text:p>
          </table:table-cell>
          <table:table-cell/>
          <table:table-cell office:value-type="string" calcext:value-type="string">
            <text:p>заставить кого-то сделать что-то</text:p>
            <text:p>Rocard set himself to reform public sector industry.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7">
          <table:table-cell office:value-type="string" calcext:value-type="string">
            <text:p>avalanche</text:p>
          </table:table-cell>
          <table:table-cell office:value-type="string" calcext:value-type="string">
            <text:p>ˈævəlɑːntʃ</text:p>
          </table:table-cell>
          <table:table-cell office:value-type="string" calcext:value-type="string">
            <text:p>Two skiers were killed in the avalanch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ut forward</text:p>
          </table:table-cell>
          <table:table-cell/>
          <table:table-cell office:value-type="string" calcext:value-type="string">
            <text:p>Выдвигать, предлагать</text:p>
            <text:p>propose</text:p>
            <text:p>They put forward a number of suggestions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ut in</text:p>
          </table:table-cell>
          <table:table-cell/>
          <table:table-cell office:value-type="string" calcext:value-type="string">
            <text:p>1) подать (сделать письменный запрос)</text:p>
            <text:p>She put in an insurance claim.</text:p>
            <text:p>2) install</text:p>
            <text:p>She supported the proposal that central heating should be put in in the staff canteen.</text:p>
            <text:p>3) вставлять в речь</text:p>
            <text:p>‘How old are you?’ ‘Sixteen.’ ‘I’m sixteen too, ’ put in Dixi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ut across</text:p>
          </table:table-cell>
          <table:table-cell/>
          <table:table-cell office:value-type="string" calcext:value-type="string">
            <text:p>Донести, объяснить</text:p>
            <text:p>He was trying to put across a serious poi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t down</text:p>
          </table:table-cell>
          <table:table-cell/>
          <table:table-cell office:value-type="string" calcext:value-type="string">
            <text:p>1) опускать, унижать</text:p>
            <text:p>I hate the way Dave puts me down the whole time.</text:p>
            <text:p>2) садиться, самолет</text:p>
            <text:p>The engine failed and the plane put down in the se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t together</text:p>
          </table:table-cell>
          <table:table-cell/>
          <table:table-cell office:value-type="string" calcext:value-type="string">
            <text:p>1) assemble</text:p>
            <text:p>I can’t work out how to put this table together.</text:p>
            <text:p>2) составить</text:p>
            <text:p>It took all morning to put the proposal toget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t on</text:p>
          </table:table-cell>
          <table:table-cell/>
          <table:table-cell office:value-type="string" calcext:value-type="string">
            <text:p>1) pretend, изображать</text:p>
            <text:p>Sheila’s not really that upset; she’s just putting it on.</text:p>
            <text:p>2) включить</text:p>
            <text:p>He got up and put on the light.</text:p>
            <text:p>She put on some music while they ate.(cd, film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ut out</text:p>
          </table:table-cell>
          <table:table-cell/>
          <table:table-cell office:value-type="string" calcext:value-type="string">
            <text:p>1) Cause problem</text:p>
            <text:p>Обременять кого-то</text:p>
            <text:p>Mary can’t come to dinner tonight. She hopes it won’t put you out.</text:p>
            <text:p>2) выключить</text:p>
            <text:p>Please put the lights out when you leave.</text:p>
            <text:p>3) be put out</text:p>
            <text:p>Быть раздраженным</text:p>
            <text:p>We were a little put out at not being invited to the wedding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put up</text:p>
          </table:table-cell>
          <table:table-cell/>
          <table:table-cell office:value-type="string" calcext:value-type="string">
            <text:p>1) дать жилье</text:p>
            <text:p>I was hoping Kenny could put me up for a few days.</text:p>
            <text:p>2) increase</text:p>
            <text:p>Most big stores admit they daren’t put prices up for fear of losing their customers.</text:p>
            <text:p>3) повесить(чтобы все могли видеть)</text:p>
            <text:p>Can I put up some posters?</text:p>
            <text:p>4) строить, ставить</text:p>
            <text:p>to put up a tent</text:p>
            <text:p>We spent the weekend putting up a fence in the backyard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put off</text:p>
          </table:table-cell>
          <table:table-cell/>
          <table:table-cell office:value-type="string" calcext:value-type="string">
            <text:p>1) postpone</text:p>
            <text:p>The match has been put off until tomorrow because of bad weather.</text:p>
            <text:p>2) оттолкнуть(неприязнь)</text:p>
            <text:p>Don’t let the restaurant’s decor put you off – the food is really good.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ut back</text:p>
          </table:table-cell>
          <table:table-cell/>
          <table:table-cell office:value-type="string" calcext:value-type="string">
            <text:p>1) Перенести</text:p>
            <text:p>The meeting has been put back to next Thursday.</text:p>
            <text:p>We had to put the meeting back a week.</text:p>
            <text:p>2) перевести часы назад</text:p>
            <text:p>In Britain, around the last weekend in October, all clocks are put back one hour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put forward</text:p>
          </table:table-cell>
          <table:table-cell/>
          <table:table-cell office:value-type="string" calcext:value-type="string">
            <text:p>перевести часы вперед</text:p>
            <text:p>Put your watches forward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put sb into / in to sth/sb</text:p>
          </table:table-cell>
          <table:table-cell/>
          <table:table-cell office:value-type="string" calcext:value-type="string">
            <text:p>посоветовать кому-то что-то / кого-то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ut up with</text:p>
          </table:table-cell>
          <table:table-cell/>
          <table:table-cell office:value-type="string" calcext:value-type="string">
            <text:p>мириться(терпеть)</text:p>
            <text:p>She put up with his violent temper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anteen</text:p>
          </table:table-cell>
          <table:table-cell office:value-type="string" calcext:value-type="string">
            <text:p>kænˈtiːn</text:p>
          </table:table-cell>
          <table:table-cell office:value-type="string" calcext:value-type="string">
            <text:p>столовая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et his heart / sights on</text:p>
          </table:table-cell>
          <table:table-cell/>
          <table:table-cell office:value-type="string" calcext:value-type="string">
            <text:p>очень хотеть</text:p>
            <text:p>She had set her heart on becoming a hairdresser.</text:p>
            <text:p>His father bought him the bike he had set his heart o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t a target</text:p>
          </table:table-cell>
          <table:table-cell/>
          <table:table-cell office:value-type="string" calcext:value-type="string">
            <text:p>Ставить цель</text:p>
            <text:p>The company has set ambitious business targets.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et / put the world to rights</text:p>
          </table:table-cell>
          <table:table-cell/>
          <table:table-cell office:value-type="string" calcext:value-type="string">
            <text:p>Обсуждать как нужно изменить мир</text:p>
            <text:p>We were having a few beers and generally putting the world to right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t fire to</text:p>
          </table:table-cell>
          <table:table-cell/>
          <table:table-cell office:value-type="string" calcext:value-type="string">
            <text:p>поджечь</text:p>
            <text:p>A candle fell over, setting fire to the curtain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t foot in</text:p>
          </table:table-cell>
          <table:table-cell/>
          <table:table-cell office:value-type="string" calcext:value-type="string">
            <text:p>Приехать / войти</text:p>
            <text:p>She swore she would never set foot in his house agai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t a good example</text:p>
          </table:table-cell>
          <table:table-cell/>
          <table:table-cell office:value-type="string" calcext:value-type="string">
            <text:p>Подать пример</text:p>
            <text:p>Parents should set an example for their children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ut you foot down</text:p>
          </table:table-cell>
          <table:table-cell/>
          <table:table-cell office:value-type="string" calcext:value-type="string">
            <text:p>Строго настоять</text:p>
            <text:p>You’ll just have to put your foot down and tell him he can’t stay out on school night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ut pressure on someone</text:p>
          </table:table-cell>
          <table:table-cell/>
          <table:table-cell office:value-type="string" calcext:value-type="string">
            <text:p>Давить на кого-то</text:p>
            <text:p>We’ve decided to set up a campaign to put pressure on the Government.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put your mind to</text:p>
          </table:table-cell>
          <table:table-cell/>
          <table:table-cell office:value-type="string" calcext:value-type="string">
            <text:p>сосредоточиться на чем-то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 put two and two together</text:p>
          </table:table-cell>
          <table:table-cell/>
          <table:table-cell office:value-type="string" calcext:value-type="string">
            <text:p>Догадаться</text:p>
            <text:p>I saw him leaving her house and I put two and two together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ut an end / a stop to something</text:p>
          </table:table-cell>
          <table:table-cell/>
          <table:table-cell office:value-type="string" calcext:value-type="string">
            <text:p>Положить конец</text:p>
            <text:p>The government is determined to put a stop to the demonstration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ut someone’s back up</text:p>
          </table:table-cell>
          <table:table-cell/>
          <table:table-cell office:value-type="string" calcext:value-type="string">
            <text:p>Раздражать кого-то</text:p>
            <text:p>Simone was the kind of person who was always putting people’s backs up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 put-up job</text:p>
          </table:table-cell>
          <table:table-cell/>
          <table:table-cell office:value-type="string" calcext:value-type="string">
            <text:p>инсцинировка</text:p>
            <text:p>It’s been suggested the kidnapping was a put-up job.</text:p>
          </table:table-cell>
          <table:table-cell table:number-columns-repeated="1021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23:29:57.695831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1DT2H4M25S</meta:editing-duration>
    <meta:editing-cycles>19</meta:editing-cycles>
    <meta:generator>LibreOffice/6.0.7.3$Linux_X86_64 LibreOffice_project/00m0$Build-3</meta:generator>
    <dc:date>2022-01-28T01:20:05.725241041</dc:date>
    <meta:document-statistic meta:table-count="1" meta:cell-count="70" meta:object-count="0"/>
    <meta:template xlink:type="simple" xlink:actuate="onRequest" xlink:title="vocabularyUnit" xlink:href="../../../../Templates/vocabularyUnit.ots" meta:date="2021-07-23T23:09:37.744245147"/>
  </office:meta>
</office:document-meta>
</file>